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O8rEuuorsA3foXCNT0Y2CbYxFDfP2h0c6sB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9:58:22.412341831</meta:creation-date>
    <dc:date>2023-11-04T19:58:39.916987318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